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c89" officeooo:paragraph-rsid="00027c89"/>
    </style:style>
    <style:style style:name="P2" style:family="paragraph" style:parent-style-name="Standard" style:list-style-name="L1">
      <style:text-properties officeooo:rsid="00027c89" officeooo:paragraph-rsid="00027c89"/>
    </style:style>
    <style:style style:name="P3" style:family="paragraph" style:parent-style-name="Standard" style:list-style-name="L1">
      <style:text-properties officeooo:paragraph-rsid="00027c89"/>
    </style:style>
    <style:style style:name="T1" style:family="text">
      <style:text-properties officeooo:rsid="00027c89"/>
    </style:style>
    <style:style style:name="T2" style:family="text">
      <style:text-properties officeooo:rsid="00038db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80870433" text:style-name="L1">
        <text:list-item>
          <text:p text:style-name="P3"><text:span text:style-name="T1">/equipos/máquina</text:span></text:p>
        </text:list-item>
        <text:list-item>
          <text:p text:style-name="P2">/equipos/máquina/hardware</text:p>
        </text:list-item>
        <text:list-item>
          <text:p text:style-name="P2">//config</text:p>
        </text:list-item>
        <text:list-item>
          <text:p text:style-name="P2">//fabricante</text:p>
        </text:list-item>
        <text:list-item>
          <text:p text:style-name="P2">//disco</text:p>
        </text:list-item>
        <text:list-item>
          <text:p text:style-name="P2">//<text:span text:style-name="T2">IP</text:span></text:p>
        </text:list-item>
        <text:list-item>
          <text:p text:style-name="P2">//máquina/@nome</text:p>
        </text:list-item>
        <text:list-item>
          <text:p text:style-name="P2">//máquina[hardware/gravadora[@tipo='DVD']]/@nome</text:p>
        </text:list-item>
        <text:list-item>
          <text:p text:style-name="P2">//máquina[config/role]/config/OS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8:58:27.277000000</meta:creation-date>
    <dc:date>2023-12-18T19:21:46.479000000</dc:date>
    <meta:editing-duration>PT2M58S</meta:editing-duration>
    <meta:editing-cycles>1</meta:editing-cycles>
    <meta:document-statistic meta:table-count="0" meta:image-count="0" meta:object-count="0" meta:page-count="1" meta:paragraph-count="9" meta:word-count="18" meta:character-count="185" meta:non-whitespace-character-count="185"/>
    <meta:generator>LibreOffice/7.4.6.2$Windows_X86_64 LibreOffice_project/5b1f5509c2decdade7fda905e3e1429a67acd63d</meta:generator>
  </office:meta>
</office:document-meta>
</file>